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5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6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5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5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7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  <draw:connector draw:style-name="gr5" draw:text-style-name="P1" draw:layer="layout" draw:type="line" svg:x1="16.587cm" svg:y1="15.508cm" svg:x2="12.63cm" svg:y2="15.522cm" draw:start-shape="id9" draw:start-glue-point="6" svg:d="M16587 15508l-3957 14" svg:viewBox="0 0 3958 15">
          <text:p/>
        </draw:connector>
        <draw:connector draw:style-name="gr5" draw:text-style-name="P1" draw:layer="layout" draw:type="line" svg:x1="6.784cm" svg:y1="15.508cm" svg:x2="9.737cm" svg:y2="14.323cm" draw:start-shape="id8" draw:start-glue-point="10" svg:d="M6784 15508l2953-1185" svg:viewBox="0 0 2954 1186">
          <text:p/>
        </draw:connector>
        <draw:connector draw:style-name="gr5" draw:text-style-name="P1" draw:layer="layout" draw:type="line" svg:x1="6.784cm" svg:y1="15.508cm" svg:x2="9.631cm" svg:y2="16.651cm" draw:start-shape="id8" draw:start-glue-point="10" svg:d="M6784 15508l2847 1143" svg:viewBox="0 0 2848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3:27:25.947551950</dc:date>
    <dc:creator>elucterio </dc:creator>
    <meta:editing-duration>PT2H45M32S</meta:editing-duration>
    <meta:editing-cycles>44</meta:editing-cycles>
    <meta:generator>LibreOffice/4.2.8.2$Linux_X86_64 LibreOffice_project/420m0$Build-2</meta:generator>
    <meta:document-statistic meta:object-count="31"/>
  </office:meta>
</office:document-meta>
</file>